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53000003FC4D945AF299DE01E4.png" manifest:media-type="image/png"/>
  <manifest:file-entry manifest:full-path="Pictures/1000000100000500000005009F1BDAFFC4F647B6.png" manifest:media-type="image/png"/>
  <manifest:file-entry manifest:full-path="Pictures/1000000100000602000009C412E261AB17E5645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89cm" svg:height="7.063cm" svg:x="15.5cm" svg:y="9.687cm">
          <draw:image xlink:href="Pictures/1000000100000602000009C412E261AB17E56452.png" xlink:type="simple" xlink:show="embed" xlink:actuate="onLoad" draw:mime-type="image/png">
            <text:p/>
          </draw:image>
        </draw:frame>
        <draw:frame draw:style-name="gr1" draw:text-style-name="P1" draw:layer="layout" svg:width="4.358cm" svg:height="6.25cm" svg:x="3.25cm" svg:y="9.5cm">
          <draw:image xlink:href="Pictures/1000000100000500000005009F1BDAFFC4F647B6.png" xlink:type="simple" xlink:show="embed" xlink:actuate="onLoad" draw:mime-type="image/png">
            <text:p/>
          </draw:image>
        </draw:frame>
        <draw:frame draw:style-name="gr1" draw:text-style-name="P1" draw:layer="layout" svg:width="6.75cm" svg:height="5cm" svg:x="33cm" svg:y="9.75cm">
          <draw:image xlink:href="Pictures/1000000100000753000003FC4D945AF299DE01E4.png" xlink:type="simple" xlink:show="embed" xlink:actuate="onLoad" draw:mime-type="image/png">
            <text:p/>
          </draw:image>
        </draw:frame>
        <draw:line draw:style-name="gr2" draw:text-style-name="P2" draw:layer="layout" svg:x1="8.25cm" svg:y1="12.25cm" svg:x2="14cm" svg:y2="12.25cm">
          <text:p/>
        </draw:line>
        <draw:line draw:style-name="gr3" draw:text-style-name="P2" draw:layer="layout" svg:x1="26.5cm" svg:y1="12.25cm" svg:x2="32.25cm" svg:y2="12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8T21:04:09.969963567</meta:creation-date>
    <dc:date>2023-11-28T21:10:46.796910015</dc:date>
    <meta:editing-duration>PT6M39S</meta:editing-duration>
    <meta:editing-cycles>1</meta:editing-cycles>
    <meta:document-statistic meta:object-count="5"/>
    <meta:generator>LibreOffice/7.3.7.2$Linux_X86_64 LibreOffice_project/30$Build-2</meta:generator>
  </office:meta>
</office:document-meta>
</file>